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9.85pt" fo:break-before="auto" style:use-optimal-row-height="true"/>
    </style:style>
    <style:style style:name="ro4"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587.2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543.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791.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ations</text:p>
          </table:table-cell>
          <table:table-cell office:value-type="string" calcext:value-type="string">
            <text:p>خطی صور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4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1">00/00/0000</text:date>, <text:time style:data-style-name="N2" text:time-value="10:39:17.2311234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11T11:59:59.837423312</dc:date>
    <meta:editing-duration>P58DT50M15S</meta:editing-duration>
    <meta:editing-cycles>2579</meta:editing-cycles>
    <meta:generator>LibreOffice/6.0.7.3$Linux_x86 LibreOffice_project/00m0$Build-3</meta:generator>
    <meta:document-statistic meta:table-count="3" meta:cell-count="47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